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a3c8" officeooo:paragraph-rsid="0016a3c8"/>
    </style:style>
    <style:style style:name="P2" style:family="paragraph" style:parent-style-name="Table_20_Contents">
      <style:text-properties officeooo:paragraph-rsid="0016a3c8"/>
    </style:style>
    <style:style style:name="P3" style:family="paragraph" style:parent-style-name="Table_20_Contents">
      <style:text-properties officeooo:rsid="001842f3" officeooo:paragraph-rsid="001842f3"/>
    </style:style>
    <style:style style:name="P4" style:family="paragraph" style:parent-style-name="Table_20_Contents">
      <style:text-properties officeooo:rsid="0019461b" officeooo:paragraph-rsid="0019461b"/>
    </style:style>
    <style:style style:name="P5" style:family="paragraph" style:parent-style-name="Table_20_Contents">
      <style:text-properties officeooo:rsid="0019461b" officeooo:paragraph-rsid="00198c94"/>
    </style:style>
    <style:style style:name="P6" style:family="paragraph" style:parent-style-name="Table_20_Contents">
      <style:text-properties fo:font-variant="normal" fo:text-transform="none" style:font-name="Calibri" fo:font-size="11pt" fo:font-style="normal" officeooo:rsid="0019461b" officeooo:paragraph-rsid="0019461b"/>
    </style:style>
    <style:style style:name="P7" style:family="paragraph" style:parent-style-name="Table_20_Contents">
      <style:text-properties fo:font-variant="normal" fo:text-transform="none" style:font-name="Calibri" fo:font-size="11pt" fo:font-style="normal" officeooo:paragraph-rsid="0019461b"/>
    </style:style>
    <style:style style:name="P8" style:family="paragraph" style:parent-style-name="Table_20_Contents">
      <style:text-properties fo:font-variant="normal" fo:text-transform="none" style:font-name="Calibri" fo:font-size="11pt" fo:font-style="normal" officeooo:paragraph-rsid="00198c94"/>
    </style:style>
    <style:style style:name="P9" style:family="paragraph" style:parent-style-name="Table_20_Contents">
      <style:text-properties officeooo:rsid="0016a3c8" officeooo:paragraph-rsid="0016a3c8"/>
    </style:style>
    <style:style style:name="P10" style:family="paragraph" style:parent-style-name="Table_20_Contents">
      <style:text-properties officeooo:rsid="0016a3c8" officeooo:paragraph-rsid="00198c94"/>
    </style:style>
    <style:style style:name="P11" style:family="paragraph" style:parent-style-name="Table_20_Contents">
      <style:text-properties officeooo:rsid="00198c94" officeooo:paragraph-rsid="00198c94"/>
    </style:style>
    <style:style style:name="P12" style:family="paragraph" style:parent-style-name="Table_20_Contents">
      <style:text-properties officeooo:paragraph-rsid="00198c94"/>
    </style:style>
    <style:style style:name="P13" style:family="paragraph" style:parent-style-name="Table_20_Contents">
      <style:text-properties officeooo:rsid="001842f3" officeooo:paragraph-rsid="00198c94"/>
    </style:style>
    <style:style style:name="T1" style:family="text">
      <style:text-properties officeooo:rsid="0019461b"/>
    </style:style>
    <style:style style:name="T2" style:family="text">
      <style:text-properties fo:font-variant="normal" fo:text-transform="none" style:font-name="Calibri" fo:font-size="11pt" fo:font-style="normal"/>
    </style:style>
    <style:style style:name="T3" style:family="text">
      <style:text-properties fo:font-variant="normal" fo:text-transform="none" style:font-name="Calibri" fo:font-size="11pt" fo:font-style="normal" officeooo:rsid="00198c94"/>
    </style:style>
    <style:style style:name="T4" style:family="text">
      <style:text-properties officeooo:rsid="00198c94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 table:number-columns-repeated="3"/>
        <table:table-row table:style-name="TableLine2941062605824">
          <table:table-cell table:style-name="Table2.A1" office:value-type="string">
            <text:p text:style-name="P1">Filled name</text:p>
          </table:table-cell>
          <table:table-cell table:style-name="Table2.A1" office:value-type="string">
            <text:p text:style-name="P1">Error Guess Value</text:p>
          </table:table-cell>
          <table:table-cell table:style-name="Table2.C1" office:value-type="string">
            <text:p text:style-name="P1">Boundary Value</text:p>
          </table:table-cell>
        </table:table-row>
        <table:table-row table:style-name="TableLine2941062614800">
          <table:table-cell table:style-name="Table2.A2" office:value-type="string">
            <text:p text:style-name="P1">Name</text:p>
          </table:table-cell>
          <table:table-cell table:style-name="Table2.A2" office:value-type="string">
            <text:p text:style-name="P2">1.gaurav 2.574747 3.@@@@ 4.ititi5875875 5.gjkgkjg986986@@@@ 6@@@FJHFHJFJ 7.7707g jkgkjgkh 8.TTTTTTT 9.Blank 10.</text:p>
          </table:table-cell>
          <table:table-cell table:style-name="Table2.C2" office:value-type="string">
            <text:p text:style-name="P1">2 to 11</text:p>
          </table:table-cell>
        </table:table-row>
        <table:table-row table:style-name="TableLine2941062634112">
          <table:table-cell table:style-name="Table2.A2" office:value-type="string">
            <text:p text:style-name="P1">Phone</text:p>
          </table:table-cell>
          <table:table-cell table:style-name="Table2.A2" office:value-type="string">
            <text:p text:style-name="P1">1.9876543210</text:p>
            <text:p text:style-name="P4">2.63489yvu82</text:p>
            <text:p text:style-name="P4">3.576#^$%34</text:p>
          </table:table-cell>
          <table:table-cell table:style-name="Table2.C2" office:value-type="string">
            <text:p text:style-name="P3">2 to 11</text:p>
          </table:table-cell>
        </table:table-row>
        <table:table-row table:style-name="TableLine2941062631120">
          <table:table-cell table:style-name="Table2.A2" office:value-type="string">
            <text:p text:style-name="P1">Email</text:p>
          </table:table-cell>
          <table:table-cell table:style-name="Table2.A2" office:value-type="string">
            <text:p text:style-name="P3"><text:a xlink:type="simple" xlink:href="mailto:1.cyd@gmail.xom" text:style-name="Internet_20_link" text:visited-style-name="Visited_20_Internet_20_Link">1.cyd@gmail.xom</text:a> <text:a xlink:type="simple" xlink:href="mailto:2.bcui223@gmail.com" text:style-name="Internet_20_link" text:visited-style-name="Visited_20_Internet_20_Link">2.bcui223@gmail.com</text:a></text:p>
            <text:p text:style-name="P3"><text:a xlink:type="simple" xlink:href="mailto:3.poi.oih9u@gmai.com" text:style-name="Internet_20_link" text:visited-style-name="Visited_20_Internet_20_Link">3.poi.oih9u@gmai.com</text:a></text:p>
            <text:p text:style-name="P3"><text:a xlink:type="simple" xlink:href="mailto:4.vyhjhjghjn@yahoo.com" text:style-name="Internet_20_link" text:visited-style-name="Visited_20_Internet_20_Link">4.vyhjhjghjn@yahoo.com</text:a></text:p>
            <text:p text:style-name="P3">5.giiig_hihi@gmail.com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941062632480">
          <table:table-cell table:style-name="Table2.A2" office:value-type="string">
            <text:p text:style-name="P1">Security Question</text:p>
          </table:table-cell>
          <table:table-cell table:style-name="Table2.A2" office:value-type="string">
            <text:p text:style-name="P4">Choose question from list</text:p>
          </table:table-cell>
          <table:table-cell table:style-name="Table2.C2" office:value-type="string">
            <text:p text:style-name="P11">NA</text:p>
          </table:table-cell>
        </table:table-row>
        <table:table-row table:style-name="TableLine2941062625952">
          <table:table-cell table:style-name="Table2.A2" office:value-type="string">
            <text:p text:style-name="P1">Security Answer</text:p>
          </table:table-cell>
          <table:table-cell table:style-name="Table2.A2" office:value-type="string">
            <text:p text:style-name="P7">1.dog</text:p>
            <text:p text:style-name="P8">2.<text:span text:style-name="T1">Cni</text:span> </text:p>
            <text:p text:style-name="P8">3.a<text:span text:style-name="T1">biobio</text:span> </text:p>
            <text:p text:style-name="P8">4.@42sd% </text:p>
            <text:p text:style-name="P8"><text:span text:style-name="T1">5.viub_ii</text:span></text:p>
            <text:p text:style-name="P6"><text:a xlink:type="simple" xlink:href="mailto:6.uh@hm" text:style-name="Internet_20_link" text:visited-style-name="Visited_20_Internet_20_Link">6.</text:a><text:a xlink:type="simple" xlink:href="mailto:6.uh@hm" text:style-name="Internet_20_link" text:visited-style-name="Visited_20_Internet_20_Link"><text:span text:style-name="T4">uh@hm</text:span></text:a><text:span text:style-name="T4"> hhi</text:span></text:p>
          </table:table-cell>
          <table:table-cell table:style-name="Table2.C2" office:value-type="string">
            <text:p text:style-name="P4">3 to 20</text:p>
          </table:table-cell>
        </table:table-row>
        <table:table-row table:style-name="TableLine2941062630304">
          <table:table-cell table:style-name="Table2.A2" office:value-type="string">
            <text:p text:style-name="P4">Date of birth</text:p>
          </table:table-cell>
          <table:table-cell table:style-name="Table2.A2" office:value-type="string">
            <text:p text:style-name="Table_20_Contents"><text:span text:style-name="T3">Must be from declared automatically.</text:span> </text:p>
          </table:table-cell>
          <table:table-cell table:style-name="Table2.C2" office:value-type="string">
            <text:p text:style-name="P4">NA</text:p>
          </table:table-cell>
        </table:table-row>
        <table:table-row table:style-name="TableLine2941062639008">
          <table:table-cell table:style-name="Table2.A2" office:value-type="string">
            <text:p text:style-name="P4">Profession</text:p>
          </table:table-cell>
          <table:table-cell table:style-name="Table2.A2" office:value-type="string">
            <text:p text:style-name="P4">Government,public,private,Professional,Self employed,Student,other</text:p>
          </table:table-cell>
          <table:table-cell table:style-name="Table2.C2" office:value-type="string">
            <text:p text:style-name="P4">NA</text:p>
          </table:table-cell>
        </table:table-row>
        <table:table-row table:style-name="TableLine2941062622960">
          <table:table-cell table:style-name="Table2.A2" office:value-type="string">
            <text:p text:style-name="P4">Nationality</text:p>
          </table:table-cell>
          <table:table-cell table:style-name="Table2.A2" office:value-type="string">
            <text:p text:style-name="P4">Name of all the countries,others</text:p>
          </table:table-cell>
          <table:table-cell table:style-name="Table2.C2" office:value-type="string">
            <text:p text:style-name="P4">NA</text:p>
          </table:table-cell>
        </table:table-row>
        <table:table-row table:style-name="TableLine2941062631392">
          <table:table-cell table:style-name="Table2.A2" office:value-type="string">
            <text:p text:style-name="P4">Language</text:p>
          </table:table-cell>
          <table:table-cell table:style-name="Table2.A2" office:value-type="string">
            <text:p text:style-name="P11">From the list like English or hindi.</text:p>
          </table:table-cell>
          <table:table-cell table:style-name="Table2.C2" office:value-type="string">
            <text:p text:style-name="P11">NA</text:p>
          </table:table-cell>
        </table:table-row>
      </table:table>
      <text:p text:style-name="Standard"/>
      <table:table table:name="Table1" table:style-name="Table1">
        <table:table-column table:style-name="Table1.A" table:number-columns-repeated="3"/>
        <table:table-row table:style-name="TableLine2941196950448">
          <table:table-cell table:style-name="Table1.A1" office:value-type="string">
            <text:p text:style-name="P4">Country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Line2941196950448">
          <table:table-cell table:style-name="Table1.A2" office:value-type="string">
            <text:p text:style-name="P4">Pincode</text:p>
          </table:table-cell>
          <table:table-cell table:style-name="Table1.A2" office:value-type="string">
            <text:p text:style-name="Table_20_Contents"><text:span text:style-name="T2">1. 222342 2. 222/2343223 3. Blank space 4. qwejdd 5.@#!#@!</text:span> </text:p>
          </table:table-cell>
          <table:table-cell table:style-name="Table1.C2" office:value-type="string">
            <text:p text:style-name="P4">5,6,7(6)</text:p>
          </table:table-cell>
        </table:table-row>
        <table:table-row table:style-name="TableLine2941196950448">
          <table:table-cell table:style-name="Table1.A2" office:value-type="string">
            <text:p text:style-name="P4">State</text:p>
          </table:table-cell>
          <table:table-cell table:style-name="Table1.A2" office:value-type="string">
            <text:p text:style-name="P12"><text:span text:style-name="T2">1.</text:span><text:span text:style-name="T3">iuni</text:span><text:span text:style-name="T2"> 2.</text:span><text:span text:style-name="T3">VCVIBC</text:span><text:span text:style-name="T2"> 3. 0</text:span><text:span text:style-name="T3">67065</text:span><text:span text:style-name="T2">9 </text:span></text:p>
            <text:p text:style-name="P12"><text:span text:style-name="T2">4.</text:span><text:span text:style-name="T3">#^%%</text:span><text:span text:style-name="T2"> </text:span></text:p>
            <text:p text:style-name="P12"><text:span text:style-name="T2">5. Blank Spaces</text:span> </text:p>
            <text:p text:style-name="P11">6.#^^ %&amp;&amp;</text:p>
          </table:table-cell>
          <table:table-cell table:style-name="Table1.C2" office:value-type="string">
            <text:p text:style-name="P11">10,11,12(11)</text:p>
          </table:table-cell>
        </table:table-row>
        <table:table-row table:style-name="TableLine2941196950448">
          <table:table-cell table:style-name="Table1.A2" office:value-type="string">
            <text:p text:style-name="P4">City</text:p>
          </table:table-cell>
          <table:table-cell table:style-name="Table1.A2" office:value-type="string">
            <text:p text:style-name="P12"><text:span text:style-name="T2">1.</text:span><text:span text:style-name="T3">iuni</text:span><text:span text:style-name="T2"> 2.</text:span><text:span text:style-name="T3">VCVIBC</text:span><text:span text:style-name="T2"> 3. 0</text:span><text:span text:style-name="T3">67065</text:span><text:span text:style-name="T2">9 </text:span></text:p>
            <text:p text:style-name="P12"><text:span text:style-name="T2">4.</text:span><text:span text:style-name="T3">#^%%</text:span><text:span text:style-name="T2"> </text:span></text:p>
            <text:p text:style-name="P12"><text:span text:style-name="T2">5. Blank Spaces</text:span> </text:p>
            <text:p text:style-name="P11">6.#^^ %&amp;&amp;</text:p>
          </table:table-cell>
          <table:table-cell table:style-name="Table1.C2" office:value-type="string">
            <text:p text:style-name="P11">10,11,12(11)</text:p>
          </table:table-cell>
        </table:table-row>
        <text:soft-page-break/>
        <table:table-row table:style-name="TableLine2941196950448">
          <table:table-cell table:style-name="Table1.A2" office:value-type="string">
            <text:p text:style-name="P4">Locality</text:p>
          </table:table-cell>
          <table:table-cell table:style-name="Table1.A2" office:value-type="string">
            <text:p text:style-name="P12"><text:span text:style-name="T2">1.</text:span><text:span text:style-name="T3">iuni</text:span><text:span text:style-name="T2"> 2.</text:span><text:span text:style-name="T3">VCVIBC</text:span><text:span text:style-name="T2"> 3. 0</text:span><text:span text:style-name="T3">67065</text:span><text:span text:style-name="T2">9 </text:span></text:p>
            <text:p text:style-name="P12"><text:span text:style-name="T2">4.</text:span><text:span text:style-name="T3">#^%%</text:span><text:span text:style-name="T2"> </text:span></text:p>
            <text:p text:style-name="P12"><text:span text:style-name="T2">5. Blank Spaces</text:span> </text:p>
            <text:p text:style-name="P11">6.#^^ %&amp;&amp;</text:p>
          </table:table-cell>
          <table:table-cell table:style-name="Table1.C2" office:value-type="string">
            <text:p text:style-name="P12"><text:span text:style-name="T4">1</text:span>,<text:span text:style-name="T4">2,3-29,30,31(2 to 30)</text:span></text:p>
          </table:table-cell>
        </table:table-row>
        <table:table-row table:style-name="TableLine2941196950448">
          <table:table-cell table:style-name="Table1.A2" office:value-type="string">
            <text:p text:style-name="P4">Address</text:p>
          </table:table-cell>
          <table:table-cell table:style-name="Table1.A2" office:value-type="string">
            <text:p text:style-name="P12"><text:span text:style-name="T2">1.</text:span><text:span text:style-name="T3">iuni</text:span><text:span text:style-name="T2"> 2.</text:span><text:span text:style-name="T3">VCVIBC</text:span><text:span text:style-name="T2"> 3. 0</text:span><text:span text:style-name="T3">67065</text:span><text:span text:style-name="T2">9 </text:span></text:p>
            <text:p text:style-name="P12"><text:span text:style-name="T2">4.</text:span><text:span text:style-name="T3">#^%%</text:span><text:span text:style-name="T2"> </text:span></text:p>
            <text:p text:style-name="P12"><text:span text:style-name="T2">5. Blank Spaces</text:span> </text:p>
            <text:p text:style-name="P11">6.#^^ %&amp;&amp;</text:p>
          </table:table-cell>
          <table:table-cell table:style-name="Table1.C2" office:value-type="string">
            <text:p text:style-name="Table_20_Contents"><text:s/><text:span text:style-name="T4">1</text:span>,<text:span text:style-name="T4">2,3-29,30,31(2 to 30)</text:span></text:p>
          </table:table-cell>
        </table:table-row>
        <table:table-row table:style-name="TableLine2941196950448">
          <table:table-cell table:style-name="Table1.A2" office:value-type="string">
            <text:p text:style-name="P4">Alternate Contact Number</text:p>
          </table:table-cell>
          <table:table-cell table:style-name="Table1.A2" office:value-type="string">
            <text:p text:style-name="P10">1.9876543210</text:p>
            <text:p text:style-name="P5">2.63489yvu82</text:p>
            <text:p text:style-name="P5">3.576#^$%34</text:p>
          </table:table-cell>
          <table:table-cell table:style-name="Table1.C2" office:value-type="string">
            <text:p text:style-name="P13">2 to 11</text:p>
          </table:table-cell>
        </table:table-row>
        <table:table-row table:style-name="TableLine29411969504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9411969504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6:26:16.391000000</meta:creation-date>
    <dc:date>2021-11-07T22:52:47.585000000</dc:date>
    <meta:editing-duration>PT22M25S</meta:editing-duration>
    <meta:editing-cycles>3</meta:editing-cycles>
    <meta:generator>LibreOffice/7.1.6.2$Windows_X86_64 LibreOffice_project/0e133318fcee89abacd6a7d077e292f1145735c3</meta:generator>
    <meta:document-statistic meta:table-count="2" meta:image-count="0" meta:object-count="0" meta:page-count="2" meta:paragraph-count="72" meta:word-count="157" meta:character-count="1130" meta:non-whitespace-character-count="1027"/>
  </office:meta>
</office:document-meta>
</file>